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15pt" style:text-underline-style="none" fo:font-weight="bold" officeooo:rsid="00160b2a" officeooo:paragraph-rsid="00160b2a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85bbc"/>
    </style:style>
    <style:style style:name="P3" style:family="paragraph" style:parent-style-name="Standard">
      <style:paragraph-properties fo:text-align="start" style:justify-single-word="false"/>
      <style:text-properties officeooo:paragraph-rsid="001733e4"/>
    </style:style>
    <style:style style:name="P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60b2a" officeooo:paragraph-rsid="00160b2a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160b2a" officeooo:paragraph-rsid="00160b2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60b2a" officeooo:paragraph-rsid="00185bb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733e4" officeooo:paragraph-rsid="001733e4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1733e4" officeooo:paragraph-rsid="001733e4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160b2a" officeooo:paragraph-rsid="00160b2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1733e4" officeooo:paragraph-rsid="001733e4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ab86b" officeooo:paragraph-rsid="001ab86b"/>
    </style:style>
    <style:style style:name="P12" style:family="paragraph" style:parent-style-name="Text_20_body" style:list-style-name="L4"/>
    <style:style style:name="P13" style:family="paragraph" style:parent-style-name="Text_20_body">
      <style:text-properties fo:color="#000000" fo:font-size="12pt" style:text-underline-style="none" fo:font-weight="normal" officeooo:rsid="00160b2a" style:font-size-asian="10.5pt" style:font-weight-asian="normal" style:font-size-complex="12pt" style:font-weight-complex="normal"/>
    </style:style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officeooo:rsid="001733e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33e4" style:font-weight-asian="bold" style:font-weight-complex="bold"/>
    </style:style>
    <style:style style:name="T4" style:family="text">
      <style:text-properties officeooo:rsid="00185bbc"/>
    </style:style>
    <style:style style:name="T5" style:family="text">
      <style:text-properties fo:color="#000000" fo:font-size="12pt" style:text-underline-style="none" fo:font-weight="normal" officeooo:rsid="00185bbc" style:font-size-asian="10.5pt" style:font-weight-asian="normal" style:font-size-complex="12pt" style:font-weight-complex="normal"/>
    </style:style>
    <style:style style:name="T6" style:family="text">
      <style:text-properties fo:color="#000000" fo:font-size="12pt" style:text-underline-style="none" fo:font-weight="normal" officeooo:rsid="00160b2a" style:font-size-asian="10.5pt" style:font-weight-asian="normal" style:font-size-complex="12pt" style:font-weight-complex="normal"/>
    </style:style>
    <style:style style:name="T7" style:family="text">
      <style:text-properties fo:color="#000000" fo:font-size="12pt" style:text-underline-style="none" fo:font-weight="normal" officeooo:rsid="001733e4" style:font-size-asian="10.5pt" style:font-weight-asian="normal" style:font-size-complex="12pt" style:font-weight-complex="normal"/>
    </style:style>
    <style:style style:name="T8" style:family="text">
      <style:text-properties officeooo:rsid="001ab8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1.5 Bestimmen von Wahrscheinlichkeiten durch Simulation</text:p>
      <text:p text:style-name="P4"/>
      <text:p text:style-name="P4">„Unter Simulation versteht man in der Wissenschaft die Nachbildung eines realen Objektes oder Vorgangs als Modell und die Nutzung dieses Modells an Stelle des Originals.“<text:span text:style-name="T4">[1]</text:span></text:p>
      <text:p text:style-name="P4"/>
      <text:p text:style-name="P4">Simulationen werden verwendet:</text:p>
      <text:list xml:id="list6547068504551745908" text:style-name="L1">
        <text:list-item>
          <text:p text:style-name="P9">als Repräsentation</text:p>
          <text:p text:style-name="P5">Simulationen können zufallsabhängige Ereignisse anschaulich <text:span text:style-name="T1">darstellen</text:span>.</text:p>
        </text:list-item>
        <text:list-item>
          <text:p text:style-name="P9">als Überprüfung</text:p>
        </text:list-item>
      </text:list>
      <text:p text:style-name="P4"><text:tab/>Simulationen können Rechnungen praktisch überprüfen.</text:p>
      <text:list xml:id="list145224041477572" text:continue-numbering="true" text:style-name="L1">
        <text:list-item>
          <text:p text:style-name="P9">als Werkzeug (Methode sui generi)</text:p>
        </text:list-item>
      </text:list>
      <text:p text:style-name="P4"><text:tab/>Falls das theoretische Know-How fehlt liefert die Simulation <text:span text:style-name="T1">die </text:span>Ergebnisse.</text:p>
      <text:p text:style-name="P4"/>
      <text:p text:style-name="P4">Dabei sind Simulationen meistens <text:span text:style-name="T2">günstiger, </text:span><text:span text:style-name="T3">schneller</text:span><text:span text:style-name="T2"> </text:span>und<text:span text:style-name="T2"> einfache</text:span>r durchzuführen als die Daten aus realen Versuchen zu gewinnen (z.B. bei radioaktivem Zerfall).</text:p>
      <text:p text:style-name="P7">Simulationen können durch Spielkarten, Urnen, Würfel, GTR, Tabellenkalkulation, Programme, <text:span text:style-name="T8">Tabellen mit Zufallszahlen,</text:span> usw. durchgeführt werden. Wichtig hierbei ist, dass die Struktur der Simulation mit der des realen Versuchs übereinstimmt.</text:p>
      <text:p text:style-name="P7"/>
      <text:p text:style-name="P7">Man unterscheidet zwei <text:span text:style-name="T2">Grundmodelle der Simulation</text:span>:</text:p>
      <text:list xml:id="list3336813756599878193" text:style-name="L2">
        <text:list-item>
          <text:p text:style-name="P8">Ziehen mit Wiederholung/ Ziehen mit Zurücklegen</text:p>
        </text:list-item>
      </text:list>
      <text:p text:style-name="P7"><text:tab/>Nach dem Ziehen einer Kugel/Karte kommt diese wieder in die Urne/ den Stapel. Die <text:tab/>Versuchsanordnung bleibt nach jedem Ziehen im Ausgangszustand. Die Simulation kann <text:tab/>unendlich lange fortgeführt werden.</text:p>
      <text:list xml:id="list145225054961349" text:continue-numbering="true" text:style-name="L2">
        <text:list-item>
          <text:p text:style-name="P8">Ziehen ohne Wiederholung/ Ziehen ohne Zurücklegen</text:p>
        </text:list-item>
      </text:list>
      <text:p text:style-name="P7"><text:tab/>Nach dem Ziehen einer Kugel/Karte wird diese nicht wieder zurückgelegt. Nach n-1 <text:tab/>(n=Anzahl der Karten/Kugeln im Anfangszustand) steht das Ergebnis fest. Meistens wird zur <text:tab/>Kontrolle die n-te Ziehung durchgeführt.</text:p>
      <text:p text:style-name="P4"/>
      <text:p text:style-name="P10">Beispiel:</text:p>
      <text:p text:style-name="P3"><text:span text:style-name="T7">„</text:span>Man simuliere den Zerfall der Kerne eines radioaktiven Isotops, dessen wesentliches Charakteristikum seine Spontanität ist.</text:p>
      <text:p text:style-name="Text_20_body">Modell: unabhängige Folge von BERNOULLI-Experimenten mit der Misserfolgswahrscheinlichkeit (Zerfall eines Kerns) p, d.h. bei jedem Zeittakt wird für jeden noch existierenden Kern entschieden, ob er mit der Wahrscheinlichkeit p zerfällt oder ob er mit der Wahrscheinlichkeit <text:span text:style-name="T8">'</text:span>weiterlebt<text:span text:style-name="T8">'</text:span>.“</text:p>
      <text:p text:style-name="Text_20_body"/>
      <text:p text:style-name="Text_20_body"/>
      <text:p text:style-name="Text_20_body"/>
      <text:p text:style-name="P13"/>
      <text:p text:style-name="P13"/>
      <text:p text:style-name="P4">Simulationsprogramm(e) &amp; Tabellenvorlage: https://github.com/lustigo/stochastik_sim</text:p>
      <text:p text:style-name="P2"><text:span text:style-name="T5">Quelle: Schulb</text:span><text:span text:style-name="T6">uch S. 32-37; </text:span><text:span text:style-name="T5">http://madipedia.de/wiki/Simulationen_im_Stochastikunterricht</text:span><text:span text:style-name="T5">;</text:span></text:p>
      <text:p text:style-name="P2"><text:span text:style-name="T5">[1] </text:span>Horton, Graham (2003): Simulation: Das virtuelle Labor. In: Magdeburger Wissenschaftsjournal 1-2: 45-52., S. 45 </text:p>
      <text:p text:style-name="P11">[2] https://www.lernhelfer.de/schuelerlexikon/mathematik-abitur/artikel/simulation</text:p>
      <text:p text:style-name="P6">Referat von Patrick &amp; Luk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</meta:initial-creator>
    <meta:creation-date>2016-04-22T14:17:10.936468596</meta:creation-date>
    <dc:date>2016-04-22T14:52:23.601529479</dc:date>
    <dc:creator>Lukas </dc:creator>
    <meta:editing-duration>PT22M4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279" meta:character-count="2318" meta:non-whitespace-character-count="2060"/>
  </office:meta>
</office:document-meta>
</file>